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subtitle">
      <style:graphic-properties draw:fill-color="#ffffff" fo:min-height="5.461cm"/>
    </style:style>
    <style:style style:name="pr5" style:family="presentation" style:parent-style-name="Default-subtitle">
      <style:graphic-properties draw:fill-color="#ffffff" fo:min-height="3.961cm"/>
    </style:style>
    <style:style style:name="pr6" style:family="presentation" style:parent-style-name="Default-subtitle">
      <style:graphic-properties draw:fill-color="#ffffff" fo:min-height="4.961cm"/>
    </style:style>
    <style:style style:name="pr7" style:family="presentation" style:parent-style-name="Default-subtitle">
      <style:graphic-properties draw:fill-color="#ffffff" fo:min-height="2.461cm"/>
    </style:style>
    <style:style style:name="pr8" style:family="presentation" style:parent-style-name="Default-subtitle">
      <style:graphic-properties draw:fill-color="#ffffff" fo:min-height="2.961cm"/>
    </style:style>
    <style:style style:name="pr9" style:family="presentation" style:parent-style-name="Default-subtitle">
      <style:graphic-properties draw:fill-color="#ffffff" fo:min-height="1.948cm"/>
    </style:style>
    <style:style style:name="pr10" style:family="presentation" style:parent-style-name="Predeterminado-title">
      <style:graphic-properties fo:min-height="3.256cm"/>
    </style:style>
    <style:style style:name="pr11" style:family="presentation" style:parent-style-name="Predeterminado-subtitle">
      <style:graphic-properties draw:fill-color="#ffffff" fo:min-height="13.609cm"/>
    </style:style>
    <style:style style:name="pr12" style:family="presentation" style:parent-style-name="Predeterminado-notes">
      <style:graphic-properties draw:fill-color="#ffffff" fo:min-height="12.322cm"/>
    </style:style>
    <style:style style:name="pr13" style:family="presentation" style:parent-style-name="Predeterminado-subtitle">
      <style:graphic-properties draw:fill-color="#ffffff" fo:min-height="6.961cm"/>
    </style:style>
    <style:style style:name="pr14" style:family="presentation" style:parent-style-name="Predeterminado-title">
      <style:graphic-properties fo:min-height="3.506cm"/>
    </style:style>
    <style:style style:name="pr15" style:family="presentation" style:parent-style-name="Predeterminado-outline1" style:list-style-name="L2">
      <style:graphic-properties fo:min-height="13.859cm"/>
    </style:style>
    <style:style style:name="pr16" style:family="presentation" style:parent-style-name="Predeterminado-notes">
      <style:graphic-properties draw:fill-color="#ffffff" fo:min-height="13.364cm"/>
    </style:style>
    <style:style style:name="pr17" style:family="presentation" style:parent-style-name="Predeterminado-subtitle">
      <style:graphic-properties draw:fill-color="#ffffff" fo:min-height="3.461cm"/>
    </style:style>
    <style:style style:name="pr18" style:family="presentation" style:parent-style-name="Predeterminado-subtitle">
      <style:graphic-properties draw:fill-color="#ffffff" fo:min-height="4.649cm"/>
    </style:style>
    <style:style style:name="pr19" style:family="presentation" style:parent-style-name="Predeterminado-subtitle">
      <style:graphic-properties draw:fill-color="#ffffff" fo:min-height="7.961cm"/>
    </style:style>
    <style:style style:name="pr20" style:family="presentation" style:parent-style-name="Predeterminado-subtitle">
      <style:graphic-properties draw:fill-color="#ffffff" fo:min-height="1.961cm"/>
    </style:style>
    <style:style style:name="pr21" style:family="presentation" style:parent-style-name="Predeterminado-subtitle">
      <style:graphic-properties draw:fill-color="#ffffff" fo:min-height="13.4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32pt"/>
    </style:style>
    <style:style style:name="T4" style:family="text">
      <style:text-properties style:text-position="sub 58%" fo:font-size="32pt"/>
    </style:style>
    <style:style style:name="T5" style:family="text">
      <style:text-properties fo:font-family="Symbol" style:font-family-generic="roman" style:font-pitch="variable" style:font-charset="x-symbol" fo:font-size="32pt"/>
    </style:style>
    <style:style style:name="T6" style:family="text">
      <style:text-properties fo:font-size="32pt" fo:font-style="italic" style:font-style-asian="italic" style:font-style-complex="italic"/>
    </style:style>
    <style:style style:name="T7" style:family="text">
      <style:text-properties fo:font-family="Arial" style:font-style-name="Normal" style:font-family-generic="swiss" style:font-pitch="variable" fo:font-size="32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family="Symbol" style:font-family-generic="roman" style:font-pitch="variable" style:font-charset="x-symbol" fo:font-size="28pt" style:font-size-asian="28pt" style:font-size-complex="28pt"/>
    </style:style>
    <style:style style:name="T10" style:family="text">
      <style:text-properties style:text-position="super 58%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 text:style-name="P1">Propagación de errores</text:p>
            <text:p text:style-name="P1">Condición y estabilidad</text:p>
            <text:p text:style-name="P1"/>
            <text:p text:style-name="P1"/>
            <text:p text:style-name="P1">Curso de Física Computacional</text:p>
            <text:p text:style-name="P1"/>
            <text:p text:style-name="P1">M. en C. Gustavo Contreras Mayén.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 text:style-name="P1">Un error en un cálculo numérico “contamina” las sucesivas evaluaciones.</text:p>
            <text:p text:style-name="P1"/>
            <text:p text:style-name="P1">Esta propagación puede describirse en términos de dos conceptos relacionados: los de estabilidad y condición.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Condición</text:p>
          </draw:text-box>
        </draw:frame>
        <draw:frame presentation:style-name="pr4" draw:text-style-name="P1" draw:layer="layout" svg:width="25.199cm" svg:height="5.461cm" svg:x="1.5cm" svg:y="4.039cm" presentation:class="subtitle" presentation:user-transformed="true">
          <draw:text-box>
            <text:p text:style-name="P1">La condición de una función<text:span text:style-name="T1"> f(x)</text:span><text:span text:style-name="T2"> mide la sensibilidad de los valores de </text:span><text:span text:style-name="T1">f(x) </text:span><text:span text:style-name="T2">a pequeños cambios de </text:span><text:span text:style-name="T1">x, </text:span><text:span text:style-name="T2">s</text:span><text:span text:style-name="T2">e define como:</text:span></text:p>
          </draw:text-box>
        </draw:frame>
        <draw:frame draw:style-name="gr2" draw:layer="layout" svg:width="12.377cm" svg:height="5.633cm" svg:x="7.159cm" svg:y="11.38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5" draw:text-style-name="P1" draw:layer="layout" svg:width="25.199cm" svg:height="3.961cm" svg:x="1.4cm" svg:y="5.039cm" presentation:class="subtitle" presentation:user-transformed="true">
          <draw:text-box>
            <text:p text:style-name="P1">Del teorema del valor medio en cálculo, podemos expresar</text:p>
          </draw:text-box>
        </draw:frame>
        <draw:frame draw:style-name="gr2" draw:layer="layout" svg:width="22.678cm" svg:height="1.544cm" svg:x="2.741cm" svg:y="10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9.289cm" svg:height="3.272cm" svg:x="9.069cm" svg:y="12.72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10.75cm" svg:height="2.184cm" svg:x="4cm" svg:y="16.728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4" draw:text-style-name="P1" draw:layer="layout" svg:width="25.199cm" svg:height="5.461cm" svg:x="1.4cm" svg:y="5.039cm" presentation:class="subtitle" presentation:user-transformed="true">
          <draw:text-box>
            <text:p text:style-name="P2">Se utilizará ésta definición como definición de condición para funciones <text:span text:style-name="T1">f(x)</text:span><text:span text:style-name="T2"> de una variable real. Entonces los números de condición serán</text:span></text:p>
          </draw:text-box>
        </draw:frame>
        <draw:frame draw:style-name="gr2" draw:layer="layout" svg:width="7.102cm" svg:height="2.008cm" svg:x="9.892cm" svg:y="10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4" draw:text-style-name="P1" draw:layer="layout" svg:width="25.199cm" svg:height="6.331cm" svg:x="1.5cm" svg:y="13.669cm">
          <draw:text-box>
            <text:p text:style-name="P2">Para un <text:span text:style-name="T1">x</text:span><text:span text:style-name="T2"> dado 0 &lt; C(x) &lt; 1 se dirá que el problema está bien condicionado, y cuanto menor sea C, mejor condicionado; mientras que si </text:span></text:p>
            <text:p text:style-name="P2"><text:span text:style-name="T2">C(x) &gt; 1 el problema estará mal condicionado. Si C(x) = 1, el error relativo se mantiene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Ejemplos</text:p>
          </draw:text-box>
        </draw:frame>
        <draw:frame presentation:style-name="pr6" draw:text-style-name="P1" draw:layer="layout" svg:width="25.199cm" svg:height="4.961cm" svg:x="1.4cm" svg:y="5.039cm" presentation:class="subtitle" presentation:user-transformed="true">
          <draw:text-box>
            <text:p text:style-name="P1">¿las siguientes funciones están bien condicionadas?</text:p>
          </draw:text-box>
        </draw:frame>
        <draw:frame draw:style-name="gr2" draw:layer="layout" svg:width="15.361cm" svg:height="1.74cm" svg:x="7.092cm" svg:y="10.48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15.8cm" svg:height="1.815cm" svg:x="7.093cm" svg:y="12.682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Estabilidad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La estabilidad de un algoritmo describe la sensibilidad de un método numérico específico respecto a los inevitables errores de redondeo cometidos durante su ejecución en aritmética de precisión finita.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7" draw:text-style-name="P1" draw:layer="layout" svg:width="25.199cm" svg:height="2.461cm" svg:x="1.4cm" svg:y="5.039cm" presentation:class="subtitle" presentation:user-transformed="true">
          <draw:text-box>
            <text:p text:style-name="P1">Consideremos la siguiente función:</text:p>
          </draw:text-box>
        </draw:frame>
        <draw:frame draw:style-name="gr2" draw:layer="layout" svg:width="9.002cm" svg:height="1.519cm" svg:x="9.498cm" svg:y="7.98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7" draw:text-style-name="P1" draw:layer="layout" svg:width="25.199cm" svg:height="2.461cm" svg:x="1.401cm" svg:y="10.14cm">
          <draw:text-box>
            <text:p text:style-name="P1">Su número de condición es:</text:p>
          </draw:text-box>
        </draw:frame>
        <draw:frame draw:style-name="gr2" draw:layer="layout" svg:width="14.668cm" svg:height="2.563cm" svg:x="7.832cm" svg:y="12.93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7" draw:text-style-name="P1" draw:layer="layout" svg:width="25.199cm" svg:height="2.533cm" svg:x="1.301cm" svg:y="16.5cm">
          <draw:text-box>
            <text:p text:style-name="P1">Vemos que C(x) &lt; ½ para x &gt; 0, por lo que la función está bien condicionada, pero ....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927cm" svg:x="1.4cm" svg:y="4.88cm" presentation:class="subtitle" presentation:user-transformed="true">
          <draw:text-box>
            <text:p text:style-name="P1">El algoritmo para calcular <text:span text:style-name="T1">x</text:span><text:span text:style-name="T2"> de tal forma que se vayan realizando las operaciones, es:</text:span></text:p>
            <text:p text:style-name="P1"><text:span text:style-name="T2"/></text:p>
            <text:p text:style-name="P2"><text:span text:style-name="T2">a. obtener x</text:span></text:p>
            <text:p text:style-name="P2"><text:span text:style-name="T2">b. y = x + 1</text:span></text:p>
            <text:p text:style-name="P2"><text:span text:style-name="T2">c. f = sqrt(y)</text:span></text:p>
            <text:p text:style-name="P2"><text:span text:style-name="T2">d. g = sqrt(x)</text:span></text:p>
            <text:p text:style-name="P2"><text:span text:style-name="T2">e. h = f – g</text:span></text:p>
            <text:p text:style-name="P2"><text:span text:style-name="T2"/></text:p>
            <text:p text:style-name="P2"><text:span text:style-name="T2">es inestable para x grandes, dado el paso 5, primero debemos de re-estructurar la funció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Eficiencia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Todo algoritmo debe evitar ser inestable. Si existieran varios métodos para evaluar una misma función, entonces conviene utilizar aquel que sea más eficiente, es decir, más rápido.</text:p>
            <text:p text:style-name="P1"/>
            <text:p text:style-name="P1">Debemos de aprovechar los recursos para resolver problemas más complejos y no para resolver peor problemas simples.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 text:style-name="P1">Por ejemplo, para calcular x**4 para x dado, no es buena idea calcular x**4.0 (exponente en punto flotante).</text:p>
            <text:p text:style-name="P1"/>
            <text:p text:style-name="P1">La mejor idea consiste en economizar el cálculo en dos pasos:</text:p>
            <text:p text:style-name="P1"/>
            <text:p text:style-name="P1"/>
          </draw:text-box>
        </draw:frame>
        <draw:frame draw:style-name="gr2" draw:layer="layout" svg:width="11.212cm" svg:height="1.544cm" svg:x="8cm" svg:y="15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15.855cm" svg:height="1.544cm" svg:x="3.645cm" svg:y="18.45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Ejemplo: Evaluación de polinomios</text:p>
          </draw:text-box>
        </draw:frame>
        <draw:frame presentation:style-name="pr7" draw:text-style-name="P1" draw:layer="layout" svg:width="25.199cm" svg:height="2.461cm" svg:x="1.4cm" svg:y="5.039cm" presentation:class="subtitle" presentation:user-transformed="true">
          <draw:text-box>
            <text:p text:style-name="P1">Supongamos que queremos evaluar el polinomio:</text:p>
          </draw:text-box>
        </draw:frame>
        <draw:frame draw:style-name="gr2" draw:layer="layout" svg:width="20.858cm" svg:height="1.586cm" svg:x="4cm" svg:y="8.91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7" draw:text-style-name="P1" draw:layer="layout" svg:width="26.199cm" svg:height="3.799cm" svg:x="1cm" svg:y="11.701cm">
          <draw:text-box>
            <text:p text:style-name="P1">Contando con que cada potencia de exponente <text:span text:style-name="T1">k </text:span><text:span text:style-name="T2">entero como </text:span><text:span text:style-name="T1">k-1</text:span><text:span text:style-name="T2"> productos, tendríamos que el total de productos para evaluar en forma directa es:</text:span></text:p>
          </draw:text-box>
        </draw:frame>
        <draw:frame draw:style-name="gr2" draw:layer="layout" svg:width="11.479cm" svg:height="1.362cm" svg:x="8cm" svg:y="16.63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7" draw:text-style-name="P1" draw:layer="layout" svg:width="25.199cm" svg:height="2.461cm" svg:x="1.401cm" svg:y="17.94cm">
          <draw:text-box>
            <text:p text:style-name="P2">Además de seis sumas.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5" draw:text-style-name="P1" draw:layer="layout" svg:width="25.199cm" svg:height="3.961cm" svg:x="1.4cm" svg:y="11.739cm" presentation:class="subtitle" presentation:user-transformed="true">
          <draw:text-box>
            <text:p text:style-name="P1">De tal forma que se añade un producto por potencia, para un total de</text:p>
          </draw:text-box>
        </draw:frame>
        <draw:frame draw:style-name="gr2" draw:layer="layout" svg:width="23.88cm" svg:height="1.316cm" svg:x="2.5cm" svg:y="9.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5" draw:text-style-name="P1" draw:layer="layout" svg:width="25.199cm" svg:height="3.961cm" svg:x="1.401cm" svg:y="5.04cm">
          <draw:text-box>
            <text:p text:style-name="P1">Una mejora en el algoritmo , es calcular primero las potencias de forma sucesiva:</text:p>
          </draw:text-box>
        </draw:frame>
        <draw:frame draw:style-name="gr2" draw:layer="layout" svg:width="11.362cm" svg:height="1.362cm" svg:x="8.001cm" svg:y="16.638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8" draw:text-style-name="P1" draw:layer="layout" svg:width="25.199cm" svg:height="2.961cm" svg:x="1.4cm" svg:y="5.039cm" presentation:class="subtitle" presentation:user-transformed="true">
          <draw:text-box>
            <text:p text:style-name="P1">Pero se puede mejorar más el algoritmo:</text:p>
          </draw:text-box>
        </draw:frame>
        <draw:frame draw:style-name="gr2" draw:layer="layout" svg:width="25.027cm" svg:height="2.222cm" svg:x="2.473cm" svg:y="8.278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presentation:style-name="pr8" draw:text-style-name="P1" draw:layer="layout" svg:width="25.199cm" svg:height="2.961cm" svg:x="1.301cm" svg:y="12cm">
          <draw:text-box>
            <text:p text:style-name="P1">Que requiere de 6 multiplicaciones (no cambia el número de sumas)</text:p>
          </draw:text-box>
        </draw:frame>
        <draw:frame draw:style-name="gr2" draw:layer="layout" svg:width="20.858cm" svg:height="1.586cm" svg:x="3cm" svg:y="3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8" draw:text-style-name="P1" draw:layer="layout" svg:width="25.199cm" svg:height="2.961cm" svg:x="1.4cm" svg:y="5.039cm" presentation:class="subtitle" presentation:user-transformed="true">
          <draw:text-box>
            <text:p text:style-name="P1">Para evaluar un polinomio de grado <text:span text:style-name="T1">n</text:span><text:span text:style-name="T2"> en el que ninguno de los coeficientes es cero, se necesitan</text:span></text:p>
          </draw:text-box>
        </draw:frame>
        <draw:frame draw:style-name="gr2" draw:layer="layout" svg:width="4.358cm" svg:height="6.707cm" svg:x="3cm" svg:y="8.793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9" draw:text-style-name="P1" draw:layer="layout" svg:width="16.5cm" svg:height="1.948cm" svg:x="8.5cm" svg:y="9cm">
          <draw:text-box>
            <text:p text:style-name="P1">Productos para el primer método</text:p>
          </draw:text-box>
        </draw:frame>
        <draw:frame presentation:style-name="pr9" draw:text-style-name="P1" draw:layer="layout" svg:width="16.5cm" svg:height="1.948cm" svg:x="8.5cm" svg:y="11.8cm">
          <draw:text-box>
            <text:p text:style-name="P2">para el segundo método</text:p>
          </draw:text-box>
        </draw:frame>
        <draw:frame presentation:style-name="pr9" draw:text-style-name="P1" draw:layer="layout" svg:width="16.5cm" svg:height="1.948cm" svg:x="8.5cm" svg:y="14cm">
          <draw:text-box>
            <text:p text:style-name="P2">para el tercero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Algoritmo de Horner</text:p>
          </draw:text-box>
        </draw:frame>
        <draw:frame presentation:style-name="pr7" draw:text-style-name="P2" draw:layer="layout" svg:width="25.199cm" svg:height="2.461cm" svg:x="1.301cm" svg:y="4cm" presentation:class="subtitle" presentation:user-transformed="true">
          <draw:text-box>
            <text:p text:style-name="P2">Dado el polinomio</text:p>
          </draw:text-box>
        </draw:frame>
        <draw:frame draw:style-name="gr2" draw:layer="layout" svg:width="14.957cm" svg:height="1.471cm" svg:x="5.5cm" svg:y="6.781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presentation:style-name="pr7" draw:text-style-name="P2" draw:layer="layout" svg:width="25.199cm" svg:height="2.533cm" svg:x="1.5cm" svg:y="8.967cm">
          <draw:text-box>
            <text:p text:style-name="P2">La evaluación de P(x) para cierto valor de x = z se puede realizar en n pasos, mediante</text:p>
          </draw:text-box>
        </draw:frame>
        <draw:frame draw:style-name="gr2" draw:layer="layout" svg:width="11.016cm" svg:height="8.527cm" svg:x="5.484cm" svg:y="11.973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Pseudocódigo</text:p>
          </draw:text-box>
        </draw:frame>
        <draw:frame presentation:style-name="pr2" draw:layer="layout" svg:width="25.199cm" svg:height="13.609cm" svg:x="1.4cm" svg:y="5.039cm" presentation:class="subtitle" presentation:placeholder="true">
          <draw:text-box/>
        </draw:frame>
        <draw:frame draw:style-name="gr2" draw:layer="layout" svg:width="13.996cm" svg:height="11.278cm" svg:x="2.5cm" svg:y="6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>Modelos para el desastre</text:p>
          </draw:text-box>
        </draw:frame>
        <draw:frame presentation:style-name="pr11" draw:text-style-name="P3" draw:layer="layout" svg:width="25.199cm" svg:height="13.609cm" svg:x="1.301cm" svg:y="3.5cm" presentation:class="subtitle" presentation:user-transformed="true">
          <draw:text-box>
            <text:p><text:span text:style-name="T3">Un cálculo que utiliza números que se almacenan de manera aproximada en la computadora, puede devolver una solución aproximada.</text:span></text:p>
            <text:p><text:span text:style-name="T3"/></text:p>
            <text:p><text:span text:style-name="T3">Para demostrar este hecho, consideremos que hay un valor de incertidumbre, sea x</text:span><text:span text:style-name="T4">c</text:span><text:span text:style-name="T3"> el valor representado en la computadora del valor exacto x, tal que:</text:span></text:p>
          </draw:text-box>
        </draw:frame>
        <draw:frame draw:style-name="gr2" draw:layer="layout" svg:width="8.433cm" svg:height="1.989cm" svg:x="9.067cm" svg:y="17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frame presentation:style-name="pr10" draw:layer="layout" svg:width="25.199cm" svg:height="3.256cm" svg:x="1.4cm" svg:y="0.962cm" presentation:class="title" presentation:placeholder="true">
          <draw:text-box/>
        </draw:frame>
        <draw:frame presentation:style-name="pr13" draw:text-style-name="P3" draw:layer="layout" svg:width="25.199cm" svg:height="6.961cm" svg:x="1.301cm" svg:y="5.039cm" presentation:class="subtitle" presentation:user-transformed="true">
          <draw:text-box>
            <text:p><text:span text:style-name="T3">Donde </text:span><text:span text:style-name="T5">e</text:span><text:span text:style-name="T4">x</text:span><text:span text:style-name="T3"> es el error relativo de x</text:span><text:span text:style-name="T4">c</text:span><text:span text:style-name="T3">, el cual se espera que sea similar en magnitud al épsilón de la máquina </text:span><text:span text:style-name="T5">e</text:span><text:span text:style-name="T4">m</text:span><text:span text:style-name="T3">. Si usamos ésta notación para una diferencia entre dos valores, tenemos que</text:span></text:p>
          </draw:text-box>
        </draw:frame>
        <draw:frame draw:style-name="gr2" draw:layer="layout" svg:width="6.619cm" svg:height="1.553cm" svg:x="9.5cm" svg:y="1.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1.079cm" svg:height="5.178cm" svg:x="4.421cm" svg:y="12.5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presentation:style-name="pr10" draw:layer="layout" svg:width="25.199cm" svg:height="3.256cm" svg:x="1.4cm" svg:y="0.962cm" presentation:class="title" presentation:placeholder="true">
          <draw:text-box/>
        </draw:frame>
        <draw:frame presentation:style-name="pr11" draw:text-style-name="P3" draw:layer="layout" svg:width="25.199cm" svg:height="13.609cm" svg:x="1.301cm" svg:y="1cm" presentation:class="subtitle" presentation:user-transformed="true">
          <draw:text-box>
            <text:p><text:span text:style-name="T3">Vemos que el error resultante en </text:span><text:span text:style-name="T6">a</text:span><text:span text:style-name="T3"> es un promedio de los errores en </text:span><text:span text:style-name="T6">b</text:span><text:span text:style-name="T3"> y </text:span><text:span text:style-name="T6">c</text:span><text:span text:style-name="T3">, y no hay seguridad en que los dos términos se cancelen. </text:span></text:p>
            <text:p><text:span text:style-name="T3"/></text:p>
            <text:p><text:span text:style-name="T3">El error en a</text:span><text:span text:style-name="T4">c</text:span><text:span text:style-name="T3"> se incrementa cuando se restan dos valores cercanos (b </text:span><text:span text:style-name="T7">≈</text:span><text:span text:style-name="T3"> c), dado que cuando se restan las cifras más significativas de ambos números, el error de las cifras menos significativas toma la forma de</text:span></text:p>
          </draw:text-box>
        </draw:frame>
        <draw:frame draw:style-name="gr2" draw:layer="layout" svg:width="23.09cm" svg:height="3.099cm" svg:x="3.5cm" svg:y="14.901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Ejercicios</text:p>
          </draw:text-box>
        </draw:frame>
        <draw:frame presentation:style-name="pr15" draw:layer="layout" svg:width="25.199cm" svg:height="13.859cm" svg:x="1.4cm" svg:y="4.914cm" presentation:class="outline">
          <draw:text-box>
            <text:list text:style-name="L2">
              <text:list-item>
                <text:p><text:s/>Separación de sumas.</text:p>
              </text:list-item>
            </text:list>
            <text:p/>
            <text:list text:continue-numbering="true" text:style-name="L2">
              <text:list-item>
                <text:p><text:s/>Suma de manera ascendente y descenden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>Errores de redondeo</text:p>
          </draw:text-box>
        </draw:frame>
        <draw:frame presentation:style-name="pr17" draw:text-style-name="P5" draw:layer="layout" svg:width="25.199cm" svg:height="3.461cm" svg:x="1cm" svg:y="3.039cm" presentation:class="subtitle" presentation:user-transformed="true">
          <draw:text-box>
            <text:p><text:span text:style-name="T8">Ahora veamos lo que sucede cuando calculamos una división sencilla, con dos números:</text:span></text:p>
          </draw:text-box>
        </draw:frame>
        <draw:frame draw:style-name="gr2" draw:layer="layout" svg:width="19.944cm" svg:height="9.401cm" svg:x="4.056cm" svg:y="6.099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presentation:style-name="pr18" draw:text-style-name="P5" draw:layer="layout" svg:width="25.199cm" svg:height="4.649cm" svg:x="0.801cm" svg:y="16cm">
          <draw:text-box>
            <text:p><text:span text:style-name="T8">Se despreciaron valores pequeños de </text:span><text:span text:style-name="T9">e</text:span><text:span text:style-name="T10">2</text:span><text:span text:style-name="T8"> y los errores en el valor absoluto nos indican que no correremos con tanta suerte como para conocer el valor de los errores y cancelarlo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office:forms form:automatic-focus="false" form:apply-design-mode="false"/>
        <draw:frame presentation:style-name="pr10" draw:layer="layout" svg:width="25.199cm" svg:height="3.256cm" svg:x="1.4cm" svg:y="0.962cm" presentation:class="title" presentation:placeholder="true">
          <draw:text-box/>
        </draw:frame>
        <draw:frame presentation:style-name="pr19" draw:text-style-name="P3" draw:layer="layout" svg:width="25.199cm" svg:height="7.961cm" svg:x="1.4cm" svg:y="5.039cm" presentation:class="subtitle" presentation:user-transformed="true">
          <draw:text-box>
            <text:p><text:span text:style-name="T3">Podemos generalizar el modelo para estimar el error en la evaluación de una función f(x), es decir, la diferencia entre el valor de la función evaluada en x y en x</text:span><text:span text:style-name="T4">c</text:span></text:p>
          </draw:text-box>
        </draw:frame>
        <draw:frame draw:style-name="gr2" draw:layer="layout" svg:width="16.813cm" svg:height="4.528cm" svg:x="6cm" svg:y="13cm"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frame presentation:style-name="pr10" draw:layer="layout" svg:width="25.199cm" svg:height="3.256cm" svg:x="1.4cm" svg:y="0.962cm" presentation:class="title" presentation:placeholder="true">
          <draw:text-box/>
        </draw:frame>
        <draw:frame presentation:style-name="pr20" draw:text-style-name="P7" draw:layer="layout" svg:width="25.199cm" svg:height="1.961cm" svg:x="1.4cm" svg:y="5.039cm" presentation:class="subtitle" presentation:user-transformed="true">
          <draw:text-box>
            <text:p text:style-name="P6"><text:span text:style-name="T3">Veamos un ejemplo:</text:span></text:p>
          </draw:text-box>
        </draw:frame>
        <draw:frame draw:style-name="gr2" draw:layer="layout" svg:width="18.223cm" svg:height="6.636cm" svg:x="3.777cm" svg:y="7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presentation:style-name="pr20" draw:text-style-name="P7" draw:layer="layout" svg:width="25.199cm" svg:height="3.799cm" svg:x="1.301cm" svg:y="14.5cm">
          <draw:text-box>
            <text:p text:style-name="P6"><text:span text:style-name="T3">Si evaluamos ésta expresión para x=pi/4 y tomamos hasta la cuarta cifra de x, tenemos que el error relativo es</text:span></text:p>
          </draw:text-box>
        </draw:frame>
        <draw:frame draw:style-name="gr2" draw:layer="layout" svg:width="4.26cm" svg:height="1.325cm" svg:x="10.5cm" svg:y="17cm"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0">
        <office:forms form:automatic-focus="false" form:apply-design-mode="false"/>
        <draw:frame presentation:style-name="pr10" draw:layer="layout" svg:width="25.199cm" svg:height="3.473cm" svg:x="1.4cm" svg:y="0.854cm" presentation:class="title" presentation:user-transformed="true">
          <draw:text-box>
            <text:p>Acumulación de errores de redondeo luego de varios pasos</text:p>
          </draw:text-box>
        </draw:frame>
        <draw:frame presentation:style-name="pr21" draw:text-style-name="P5" draw:layer="layout" svg:width="25.199cm" svg:height="13.461cm" svg:x="1.4cm" svg:y="5.039cm" presentation:class="subtitle" presentation:user-transformed="true">
          <draw:text-box>
            <text:p><text:span text:style-name="T8">Existe un modelo útil para aproximar qué tanto se acumula el error en un cálculo que se realiza un gran número de veces.</text:span></text:p>
            <text:p><text:span text:style-name="T8"/></text:p>
            <text:p><text:span text:style-name="T8">El error que calculamos en una operación, equivale a un “paso” de una caminata aleatoria, más adelante en el tema de Simulaciones Monte Carlo profundizaremos el tema, pero de ahí, sabemos que la distancia total que se recorre en N pasos de longitud r, es en promedio</text:span></text:p>
            <text:p><text:span text:style-name="T8"/></text:p>
            <text:p><text:span text:style-name="T8"/></text:p>
          </draw:text-box>
        </draw:frame>
        <draw:frame draw:style-name="gr2" draw:layer="layout" svg:width="5.399cm" svg:height="1.509cm" svg:x="10cm" svg:y="17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office:forms form:automatic-focus="false" form:apply-design-mode="false"/>
        <draw:frame presentation:style-name="pr10" draw:layer="layout" svg:width="25.199cm" svg:height="3.256cm" svg:x="1.4cm" svg:y="0.962cm" presentation:class="title" presentation:placeholder="true">
          <draw:text-box/>
        </draw:frame>
        <draw:frame presentation:style-name="pr13" draw:text-style-name="P3" draw:layer="layout" svg:width="25.199cm" svg:height="6.961cm" svg:x="1.4cm" svg:y="5.039cm" presentation:class="subtitle" presentation:user-transformed="true">
          <draw:text-box>
            <text:p><text:span text:style-name="T3">De manera análoga, el error relativo total </text:span><text:span text:style-name="T5">e</text:span><text:span text:style-name="T4">ro</text:span><text:span text:style-name="T3"> luego de N ejecuciones, en donde el épsilon de la máquina es </text:span><text:span text:style-name="T5">e</text:span><text:span text:style-name="T4">m</text:span><text:span text:style-name="T3">, es en promedio</text:span></text:p>
          </draw:text-box>
        </draw:frame>
        <draw:frame draw:style-name="gr2" draw:layer="layout" svg:width="6.44cm" svg:height="1.663cm" svg:x="10.101cm" svg:y="11.991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creation-date>2009-08-31T20:21:43</meta:creation-date>
    <dc:date>2012-02-21T17:32:35.47</dc:date>
    <meta:editing-cycles>26</meta:editing-cycles>
    <meta:editing-duration>PT4H57M19S</meta:editing-duration>
    <dc:creator>M. en C. Gustavo Contreras </dc:creator>
    <meta:document-statistic meta:object-count="17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style mathsize="55pt">
      <mrow>
        <mrow>
          <mi>C</mi>
          <mo stretchy="false">=</mo>
          <mfenced open="∣" close="∣">
            <mfrac>
              <mrow>
                <msub>
                  <mi>E</mi>
                  <mi mathvariant="italic">rel</mi>
                </msub>
                <mrow>
                  <mo stretchy="false">(</mo>
                  <mrow>
                    <mi>f</mi>
                    <mrow>
                      <mo stretchy="false">(</mo>
                      <mi>x</mi>
                      <mo stretchy="false">)</mo>
                    </mrow>
                  </mrow>
                  <mo stretchy="false">)</mo>
                </mrow>
              </mrow>
              <mrow>
                <msub>
                  <mi>E</mi>
                  <mi mathvariant="italic">rel</mi>
                </msub>
                <mrow>
                  <mo stretchy="false">(</mo>
                  <mi>x</mi>
                  <mo stretchy="false">)</mo>
                </mrow>
              </mrow>
            </mfrac>
          </mfenced>
        </mrow>
      </mrow>
    </mstyle>
    <annotation encoding="StarMath 5.0">size 55{C = left lline {E_{rel} (f(x))} over {E_{rel}(x)} right rline }</annotation>
  </semantics>
</math>
</file>

<file path=Object 10/content.xml><?xml version="1.0" encoding="utf-8"?>
<math xmlns="http://www.w3.org/1998/Math/MathML">
  <semantics>
    <mstyle mathsize="35pt">
      <mrow>
        <mrow>
          <mrow>
            <msub>
              <mi>x</mi>
              <mn>2</mn>
            </msub>
            <mi mathvariant="normal">=</mi>
            <mrow>
              <mi>x</mi>
              <mi mathvariant="normal">∗</mi>
              <mi>x</mi>
            </mrow>
          </mrow>
          <mi>,</mi>
          <mi/>
          <mrow>
            <msub>
              <mi>x</mi>
              <mn>4</mn>
            </msub>
            <mi mathvariant="normal">=</mi>
            <mrow>
              <msub>
                <mi>x</mi>
                <mn>2</mn>
              </msub>
              <mi mathvariant="normal">∗</mi>
              <msub>
                <mi>x</mi>
                <mn>2</mn>
              </msub>
            </mrow>
          </mrow>
        </mrow>
      </mrow>
    </mstyle>
    <annotation encoding="StarMath 5.0">size 35{x_{2} = x * x, ~~ x_{4} = x_{2} *x_{2}}</annotation>
  </semantics>
</math>
</file>

<file path=Object 11/content.xml><?xml version="1.0" encoding="utf-8"?>
<math xmlns="http://www.w3.org/1998/Math/MathML">
  <semantics>
    <mstyle mathsize="35pt">
      <mrow>
        <mrow>
          <mi>y</mi>
          <mi mathvariant="italic">no</mi>
          <mi mathvariant="italic">un</mi>
          <mi mathvariant="italic">producto</mi>
          <mrow>
            <msub>
              <mi>x</mi>
              <mn>4</mn>
            </msub>
            <mi mathvariant="normal">=</mi>
            <mrow>
              <mrow>
                <mrow>
                  <mi>x</mi>
                  <mi mathvariant="normal">∗</mi>
                  <mi>x</mi>
                </mrow>
                <mi mathvariant="normal">∗</mi>
                <mi>x</mi>
              </mrow>
              <mi mathvariant="normal">∗</mi>
              <mi>x</mi>
            </mrow>
          </mrow>
        </mrow>
      </mrow>
    </mstyle>
    <annotation encoding="StarMath 5.0">size 35{y no un producto x_{4} = x * x * x * x}</annotation>
  </semantics>
</math>
</file>

<file path=Object 12/content.xml><?xml version="1.0" encoding="utf-8"?>
<math xmlns="http://www.w3.org/1998/Math/MathML">
  <semantics>
    <mstyle mathsize="35pt">
      <mrow>
        <mrow>
          <mi>P</mi>
          <mrow>
            <mrow>
              <mo stretchy="false">(</mo>
              <mi>x</mi>
              <mo stretchy="false">)</mo>
            </mrow>
            <mi mathvariant="normal">=</mi>
            <mrow>
              <mrow>
                <mrow>
                  <mrow>
                    <mrow>
                      <mrow>
                        <mn>2</mn>
                        <mo stretchy="false">+</mo>
                        <mn>4x</mn>
                      </mrow>
                      <mi mathvariant="normal">−</mi>
                      <msup>
                        <mn>5x</mn>
                        <mn>2</mn>
                      </msup>
                    </mrow>
                    <mo stretchy="false">+</mo>
                    <msup>
                      <mn>2x</mn>
                      <mn>3</mn>
                    </msup>
                  </mrow>
                  <mi mathvariant="normal">−</mi>
                  <msup>
                    <mn>6x</mn>
                    <mn>4</mn>
                  </msup>
                </mrow>
                <mo stretchy="false">+</mo>
                <msup>
                  <mn>8x</mn>
                  <mn>5</mn>
                </msup>
              </mrow>
              <mo stretchy="false">+</mo>
              <msup>
                <mn>10x</mn>
                <mn>6</mn>
              </msup>
            </mrow>
          </mrow>
        </mrow>
      </mrow>
    </mstyle>
    <annotation encoding="StarMath 5.0">size 35{P(x) = 2 + 4x - 5x^{2} + 2x^{3} - 6x^{4}+ 8x^{5} +10x^{6}}</annotation>
  </semantics>
</math>
</file>

<file path=Object 13/content.xml><?xml version="1.0" encoding="utf-8"?>
<math xmlns="http://www.w3.org/1998/Math/MathML">
  <semantics>
    <mstyle mathsize="35pt">
      <mrow>
        <mrow>
          <mrow>
            <mrow>
              <mrow>
                <mrow>
                  <mrow>
                    <mn>1</mn>
                    <mo stretchy="false">+</mo>
                    <mn>2</mn>
                  </mrow>
                  <mo stretchy="false">+</mo>
                  <mn>3</mn>
                </mrow>
                <mo stretchy="false">+</mo>
                <mn>4</mn>
              </mrow>
              <mo stretchy="false">+</mo>
              <mn>5</mn>
            </mrow>
            <mo stretchy="false">+</mo>
            <mn>6</mn>
          </mrow>
          <mi mathvariant="normal">=</mi>
          <mn>21</mn>
        </mrow>
      </mrow>
    </mstyle>
    <annotation encoding="StarMath 5.0">size 35{1+2+3+4+5+6=21}</annotation>
  </semantics>
</math>
</file>

<file path=Object 14/content.xml><?xml version="1.0" encoding="utf-8"?>
<math xmlns="http://www.w3.org/1998/Math/MathML">
  <semantics>
    <mstyle mathsize="30pt">
      <mrow>
        <mrow>
          <mrow>
            <msup>
              <mi>x</mi>
              <mn>2</mn>
            </msup>
            <mi mathvariant="normal">=</mi>
            <mrow>
              <mi>x</mi>
              <mi mathvariant="normal">∗</mi>
              <mi>x</mi>
            </mrow>
          </mrow>
          <mi>,</mi>
          <mi/>
          <mrow>
            <msup>
              <mi>x</mi>
              <mn>3</mn>
            </msup>
            <mi mathvariant="normal">=</mi>
            <mrow>
              <mi>x</mi>
              <mi mathvariant="normal">∗</mi>
              <msup>
                <mi>x</mi>
                <mn>2</mn>
              </msup>
            </mrow>
          </mrow>
          <mi>,</mi>
          <mi/>
          <mrow>
            <msup>
              <mi>x</mi>
              <mn>4</mn>
            </msup>
            <mi mathvariant="normal">=</mi>
            <mrow>
              <mi>x</mi>
              <mi mathvariant="normal">∗</mi>
              <msup>
                <mi>x</mi>
                <mn>3</mn>
              </msup>
            </mrow>
          </mrow>
          <mi>,</mi>
          <mi/>
          <mrow>
            <msup>
              <mi>x</mi>
              <mn>5</mn>
            </msup>
            <mi mathvariant="normal">=</mi>
            <mrow>
              <mi>x</mi>
              <mi mathvariant="normal">∗</mi>
              <msup>
                <mi>x</mi>
                <mn>4</mn>
              </msup>
            </mrow>
          </mrow>
          <mi>,</mi>
          <mi/>
          <mrow>
            <msup>
              <mi>x</mi>
              <mn>6</mn>
            </msup>
            <mi mathvariant="normal">=</mi>
            <mrow>
              <mi>x</mi>
              <mi mathvariant="normal">∗</mi>
              <msup>
                <mi>x</mi>
                <mn>5</mn>
              </msup>
            </mrow>
          </mrow>
        </mrow>
      </mrow>
    </mstyle>
    <annotation encoding="StarMath 5.0">size 30{x^{2}=x*x,~x^{3}=x*x^{2},~x^{4}=x*x^{3},~x^{5}= x*x^{4},~x^{6}=x*x^{5}}</annotation>
  </semantics>
</math>
</file>

<file path=Object 15/content.xml><?xml version="1.0" encoding="utf-8"?>
<math xmlns="http://www.w3.org/1998/Math/MathML">
  <semantics>
    <mstyle mathsize="35pt">
      <mrow>
        <mrow>
          <mrow>
            <mrow>
              <mrow>
                <mrow>
                  <mrow>
                    <mn>1</mn>
                    <mo stretchy="false">+</mo>
                    <mn>2</mn>
                  </mrow>
                  <mo stretchy="false">+</mo>
                  <mn>2</mn>
                </mrow>
                <mo stretchy="false">+</mo>
                <mn>2</mn>
              </mrow>
              <mo stretchy="false">+</mo>
              <mn>2</mn>
            </mrow>
            <mo stretchy="false">+</mo>
            <mn>2</mn>
          </mrow>
          <mi mathvariant="normal">=</mi>
          <mn>11</mn>
        </mrow>
      </mrow>
    </mstyle>
    <annotation encoding="StarMath 5.0">size 35{1+2+2+2+2+2=11}</annotation>
  </semantics>
</math>
</file>

<file path=Object 16/content.xml><?xml version="1.0" encoding="utf-8"?>
<math xmlns="http://www.w3.org/1998/Math/MathML">
  <semantics>
    <mstyle mathsize="35pt">
      <mrow>
        <mrow>
          <mi>P</mi>
          <mrow>
            <mrow>
              <mo stretchy="false">(</mo>
              <mi>x</mi>
              <mo stretchy="false">)</mo>
            </mrow>
            <mi mathvariant="normal">=</mi>
            <mrow>
              <mn>2</mn>
              <mo stretchy="false">+</mo>
              <mi>x</mi>
            </mrow>
          </mrow>
          <mfenced open="" close="">
            <mrow>
              <mrow>
                <mn>4</mn>
                <mo stretchy="false">+</mo>
                <mi>x</mi>
              </mrow>
              <mfenced open="" close="">
                <mrow>
                  <mrow>
                    <mrow>
                      <mi mathvariant="normal">−</mi>
                      <mn>5</mn>
                    </mrow>
                    <mo stretchy="false">+</mo>
                    <mi>x</mi>
                  </mrow>
                  <mfenced open="" close="">
                    <mrow>
                      <mrow>
                        <mn>2</mn>
                        <mo stretchy="false">+</mo>
                        <mi>x</mi>
                      </mrow>
                      <mfenced open="" close="">
                        <mrow>
                          <mrow>
                            <mrow>
                              <mi mathvariant="normal">−</mi>
                              <mn>6</mn>
                            </mrow>
                            <mo stretchy="false">+</mo>
                            <mi>x</mi>
                          </mrow>
                          <mfenced open="" close="">
                            <mrow>
                              <mn>8</mn>
                              <mo stretchy="false">+</mo>
                              <mrow>
                                <mi>x</mi>
                                <mi mathvariant="normal">∗</mi>
                                <mn>10</mn>
                              </mrow>
                            </mrow>
                          </mfenced>
                        </mrow>
                      </mfenced>
                    </mrow>
                  </mfenced>
                </mrow>
              </mfenced>
            </mrow>
          </mfenced>
        </mrow>
      </mrow>
    </mstyle>
    <annotation encoding="StarMath 5.0">size 35{P(x) = 2+x left ( 4 + x left ( -5 + x left ( 2+ x left ( -6 + x left ( 8 + x*10 right ) right ) right ) right ) right )}</annotation>
  </semantics>
</math>
</file>

<file path=Object 17/content.xml><?xml version="1.0" encoding="utf-8"?>
<math xmlns="http://www.w3.org/1998/Math/MathML">
  <semantics>
    <mtable>
      <mtr>
        <mtd>
          <mstyle mathsize="35pt">
            <mrow>
              <mfrac>
                <mrow>
                  <mi>n</mi>
                  <mrow>
                    <mo stretchy="false">(</mo>
                    <mrow>
                      <mi>n</mi>
                      <mo stretchy="false">+</mo>
                      <mn>1</mn>
                    </mrow>
                    <mo stretchy="false">)</mo>
                  </mrow>
                </mrow>
                <mn>2</mn>
              </mfrac>
            </mrow>
          </mstyle>
        </mtd>
      </mtr>
      <mtr>
        <mtd/>
      </mtr>
      <mtr>
        <mtd>
          <mstyle mathsize="35pt">
            <mrow>
              <mrow>
                <mn>2n</mn>
                <mi mathvariant="normal">−</mi>
                <mn>1</mn>
              </mrow>
            </mrow>
          </mstyle>
        </mtd>
      </mtr>
      <mtr>
        <mtd/>
      </mtr>
      <mtr>
        <mtd>
          <mstyle mathsize="35pt">
            <mrow>
              <mi>n</mi>
            </mrow>
          </mstyle>
        </mtd>
      </mtr>
    </mtable>
    <annotation encoding="StarMath 5.0">size 35{{n(n+1)} over 2}
newline 
newline
size 35{2n-1}
newline
newline
size 35{n}</annotation>
  </semantics>
</math>
</file>

<file path=Object 18/content.xml><?xml version="1.0" encoding="utf-8"?>
<math xmlns="http://www.w3.org/1998/Math/MathML">
  <semantics>
    <mstyle mathsize="30pt">
      <mrow>
        <mrow>
          <mi>P</mi>
          <mrow>
            <mrow>
              <mo stretchy="false">(</mo>
              <mi>x</mi>
              <mo stretchy="false">)</mo>
            </mrow>
            <mi mathvariant="normal">=</mi>
            <mrow>
              <msub>
                <mi>a</mi>
                <mn>0</mn>
              </msub>
              <mo stretchy="false">+</mo>
              <msub>
                <mi>a</mi>
                <mn>1</mn>
              </msub>
            </mrow>
          </mrow>
          <mrow>
            <mrow>
              <mi>x</mi>
              <mo stretchy="false">+</mo>
              <mi mathvariant="normal">⋯</mi>
            </mrow>
            <mo stretchy="false">+</mo>
            <msub>
              <mi>a</mi>
              <mi>n</mi>
            </msub>
          </mrow>
          <msup>
            <mi>x</mi>
            <mi>n</mi>
          </msup>
          <mi>,</mi>
          <mi/>
          <mrow>
            <msub>
              <mi>a</mi>
              <mi>n</mi>
            </msub>
            <mi mathvariant="normal">≠</mi>
            <mn>0</mn>
          </mrow>
        </mrow>
      </mrow>
    </mstyle>
    <annotation encoding="StarMath 5.0">size 30{P(x) = a_{0} + a_{1} x + dotsaxis + a_{n} x^{n},~~a_{n} &lt;&gt; 0 }</annotation>
  </semantics>
</math>
</file>

<file path=Object 19/content.xml><?xml version="1.0" encoding="utf-8"?>
<math xmlns="http://www.w3.org/1998/Math/MathML">
  <semantics>
    <mtable>
      <mtr>
        <mtd>
          <mstyle mathsize="30pt">
            <mrow>
              <mrow>
                <mstyle mathvariant="bold">
                  <mrow>
                    <mrow>
                      <mo stretchy="false">(</mo>
                      <mn>1</mn>
                      <mo stretchy="false">)</mo>
                    </mrow>
                  </mrow>
                </mstyle>
                <mi/>
                <mrow>
                  <msub>
                    <mi>b</mi>
                    <mi>n</mi>
                  </msub>
                  <mi mathvariant="normal">=</mi>
                  <msub>
                    <mi>a</mi>
                    <mi>n</mi>
                  </msub>
                </mrow>
              </mrow>
            </mrow>
          </mstyle>
        </mtd>
      </mtr>
      <mtr>
        <mtd/>
      </mtr>
      <mtr>
        <mtd>
          <mstyle mathsize="30pt">
            <mrow>
              <mrow>
                <mstyle mathvariant="bold">
                  <mrow>
                    <mrow>
                      <mo stretchy="false">(</mo>
                      <mn>2</mn>
                      <mo stretchy="false">)</mo>
                    </mrow>
                  </mrow>
                </mstyle>
                <mi/>
                <mrow>
                  <msub>
                    <mi>b</mi>
                    <mrow>
                      <mi>n</mi>
                      <mi mathvariant="normal">−</mi>
                      <mn>1</mn>
                    </mrow>
                  </msub>
                  <mi mathvariant="normal">=</mi>
                  <mrow>
                    <msub>
                      <mi>a</mi>
                      <mrow>
                        <mi>n</mi>
                        <mi mathvariant="normal">−</mi>
                        <mn>1</mn>
                      </mrow>
                    </msub>
                    <mo stretchy="false">+</mo>
                    <mrow>
                      <mi>z</mi>
                      <mi mathvariant="normal">∗</mi>
                      <msub>
                        <mi>b</mi>
                        <mi>n</mi>
                      </msub>
                    </mrow>
                  </mrow>
                </mrow>
              </mrow>
            </mrow>
          </mstyle>
        </mtd>
      </mtr>
      <mtr>
        <mtd/>
      </mtr>
      <mtr>
        <mtd>
          <mstyle mathsize="30pt">
            <mrow>
              <mrow>
                <mstyle mathvariant="bold">
                  <mrow>
                    <mrow>
                      <mo stretchy="false">(</mo>
                      <mn>3</mn>
                      <mo stretchy="false">)</mo>
                    </mrow>
                  </mrow>
                </mstyle>
                <mi/>
                <mrow>
                  <msub>
                    <mi>b</mi>
                    <mrow>
                      <mi>n</mi>
                      <mi mathvariant="normal">−</mi>
                      <mn>2</mn>
                    </mrow>
                  </msub>
                  <mi mathvariant="normal">=</mi>
                  <mrow>
                    <msub>
                      <mi>a</mi>
                      <mrow>
                        <mi>n</mi>
                        <mi mathvariant="normal">−</mi>
                        <mn>2</mn>
                      </mrow>
                    </msub>
                    <mo stretchy="false">+</mo>
                    <mrow>
                      <mi>z</mi>
                      <mi mathvariant="normal">∗</mi>
                      <msub>
                        <mi>b</mi>
                        <mrow>
                          <mi>n</mi>
                          <mi mathvariant="normal">−</mi>
                          <mn>1</mn>
                        </mrow>
                      </msub>
                    </mrow>
                  </mrow>
                </mrow>
              </mrow>
            </mrow>
          </mstyle>
        </mtd>
      </mtr>
      <mtr>
        <mtd/>
      </mtr>
      <mtr>
        <mtd>
          <mstyle mathsize="30pt">
            <mrow>
              <mi mathvariant="normal">⋮</mi>
            </mrow>
          </mstyle>
        </mtd>
      </mtr>
      <mtr>
        <mtd/>
      </mtr>
      <mtr>
        <mtd>
          <mstyle mathsize="30pt">
            <mrow>
              <mrow>
                <mstyle mathvariant="bold">
                  <mrow>
                    <mrow>
                      <mo stretchy="false">(</mo>
                      <mi>n</mi>
                      <mo stretchy="false">)</mo>
                    </mrow>
                  </mrow>
                </mstyle>
                <mi/>
                <mrow>
                  <msub>
                    <mi>b</mi>
                    <mn>0</mn>
                  </msub>
                  <mi mathvariant="normal">=</mi>
                  <mrow>
                    <msub>
                      <mi>a</mi>
                      <mn>0</mn>
                    </msub>
                    <mo stretchy="false">+</mo>
                    <mrow>
                      <mi>z</mi>
                      <mi mathvariant="normal">∗</mi>
                      <msub>
                        <mi>b</mi>
                        <mn>1</mn>
                      </msub>
                    </mrow>
                  </mrow>
                </mrow>
              </mrow>
            </mrow>
          </mstyle>
        </mtd>
      </mtr>
    </mtable>
    <annotation encoding="StarMath 5.0">size 30{bold (1)~~b_{n} = a_{n}}
newline
newline
size 30{bold (2)~~b_{n-1} = a_{n-1} + z*b_{n} }
newline
newline
size 30{bold (3)~~b_{n-2} = a_{n-2} + z*b_{n-1} }
newline
newline
size 30{dotsvert }
newline
newline
size 30{bold (n)~~b_{0} = a_{0} + z*b_{1} }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f</math:mi>
          <math:mrow>
            <math:mrow>
              <math:mo math:stretchy="false">(</math:mo>
              <math:msub>
                <math:mi>x</math:mi>
                <math:mi>T</math:mi>
              </math:msub>
              <math:mo math:stretchy="false">)</math:mo>
            </math:mrow>
            <math:mo math:stretchy="false">−</math:mo>
            <math:mi>f</math:mi>
          </math:mrow>
          <math:mrow>
            <math:mrow>
              <math:mo math:stretchy="false">(</math:mo>
              <math:msub>
                <math:mi>x</math:mi>
                <math:mi>A</math:mi>
              </math:msub>
              <math:mo math:stretchy="false">)</math:mo>
            </math:mrow>
            <math:mo math:stretchy="false">≈</math:mo>
            <math:mi>f</math:mi>
          </math:mrow>
          <math:mi>'</math:mi>
          <math:mrow>
            <math:mo math:stretchy="false">(</math:mo>
            <math:msub>
              <math:mi>x</math:mi>
              <math:mi>t</math:mi>
            </math:msub>
            <math:mo math:stretchy="false">)</math:mo>
          </math:mrow>
          <math:mrow>
            <math:mo math:stretchy="false">(</math:mo>
            <math:mrow>
              <math:msub>
                <math:mi>x</math:mi>
                <math:mi>T</math:mi>
              </math:msub>
              <math:mo math:stretchy="false">−</math:mo>
              <math:msub>
                <math:mi>x</math:mi>
                <math:mi>A</math:mi>
              </math:msub>
            </math:mrow>
            <math:mo math:stretchy="false">)</math:mo>
          </math:mrow>
          <math:mo math:stretchy="false">→</math:mo>
          <math:msub>
            <math:mi>E</math:mi>
            <math:mi math:fontstyle="italic">rel</math:mi>
          </math:msub>
          <math:mrow>
            <math:mrow>
              <math:mo math:stretchy="false">(</math:mo>
              <math:mrow>
                <math:mi>f</math:mi>
                <math:mrow>
                  <math:mo math:stretchy="false">(</math:mo>
                  <math:mi>x</math:mi>
                  <math:mo math:stretchy="false">)</math:mo>
                </math:mrow>
              </math:mrow>
              <math:mo math:stretchy="false">)</math:mo>
            </math:mrow>
            <math:mo math:stretchy="false">≈</math:mo>
            <math:mi/>
          </math:mrow>
        </math:mrow>
      </math:mrow>
    </math:mstyle>
    <math:annotation math:encoding="StarMath 5.0">size 35{f(x_{T})-f(x_{A}) approx f'(x_{t})(x_{T}-x_{A}) rightarrow E_{rel}(f(x))  approx ` }</math:annotation>
  </math:semantics>
</math:math>
</file>

<file path=Object 20/content.xml><?xml version="1.0" encoding="utf-8"?>
<math xmlns="http://www.w3.org/1998/Math/MathML">
  <semantics>
    <mtable>
      <mtr>
        <mtd>
          <mstyle mathsize="35pt">
            <mrow>
              <mrow>
                <mstyle mathvariant="bold">
                  <mrow>
                    <mrow>
                      <mo stretchy="false">(</mo>
                      <mn>1</mn>
                      <mo stretchy="false">)</mo>
                    </mrow>
                  </mrow>
                </mstyle>
                <mi/>
                <mrow>
                  <msub>
                    <mi>b</mi>
                    <mi>n</mi>
                  </msub>
                  <mo stretchy="false">=</mo>
                  <msub>
                    <mi>a</mi>
                    <mi>n</mi>
                  </msub>
                </mrow>
              </mrow>
            </mrow>
          </mstyle>
        </mtd>
      </mtr>
      <mtr>
        <mtd/>
      </mtr>
      <mtr>
        <mtd>
          <mstyle mathsize="35pt">
            <mrow>
              <mrow>
                <mstyle mathvariant="bold">
                  <mrow>
                    <mrow>
                      <mo stretchy="false">(</mo>
                      <mn>2</mn>
                      <mo stretchy="false">)</mo>
                    </mrow>
                  </mrow>
                </mstyle>
                <mi/>
                <mi mathvariant="italic">repetir</mi>
                <mi mathvariant="italic">mientras</mi>
                <mi/>
                <mrow>
                  <mi>n</mi>
                  <mo stretchy="false">&gt;</mo>
                  <mn>0</mn>
                </mrow>
              </mrow>
            </mrow>
          </mstyle>
        </mtd>
      </mtr>
      <mtr>
        <mtd/>
      </mtr>
      <mtr>
        <mtd>
          <mstyle mathsize="35pt">
            <mrow>
              <mrow>
                <mstyle mathvariant="bold">
                  <mrow>
                    <mrow>
                      <mo stretchy="false">(</mo>
                      <mn>3</mn>
                      <mo stretchy="false">)</mo>
                    </mrow>
                  </mrow>
                </mstyle>
                <mi/>
                <mrow>
                  <mi>n</mi>
                  <mo stretchy="false">=</mo>
                  <mrow>
                    <mi>n</mi>
                    <mo stretchy="false">−</mo>
                    <mn>1</mn>
                  </mrow>
                </mrow>
              </mrow>
            </mrow>
          </mstyle>
        </mtd>
      </mtr>
      <mtr>
        <mtd/>
      </mtr>
      <mtr>
        <mtd>
          <mstyle mathsize="35pt">
            <mrow>
              <mrow>
                <mstyle mathvariant="bold">
                  <mrow>
                    <mrow>
                      <mo stretchy="false">(</mo>
                      <mn>4</mn>
                      <mo stretchy="false">)</mo>
                    </mrow>
                  </mrow>
                </mstyle>
                <mi/>
                <mrow>
                  <mi>b</mi>
                  <mo stretchy="false">=</mo>
                  <mrow>
                    <msub>
                      <mi>a</mi>
                      <mn>0</mn>
                    </msub>
                    <mo stretchy="false">+</mo>
                    <mrow>
                      <mi>z</mi>
                      <mo stretchy="false">∗</mo>
                      <mi>b</mi>
                    </mrow>
                  </mrow>
                </mrow>
              </mrow>
            </mrow>
          </mstyle>
        </mtd>
      </mtr>
      <mtr>
        <mtd/>
      </mtr>
      <mtr>
        <mtd>
          <mstyle mathsize="35pt">
            <mrow>
              <mrow>
                <mstyle mathvariant="bold">
                  <mrow>
                    <mrow>
                      <mo stretchy="false">(</mo>
                      <mn>5</mn>
                      <mo stretchy="false">)</mo>
                    </mrow>
                  </mrow>
                </mstyle>
                <mi/>
                <mi mathvariant="italic">volver</mi>
                <mi>a</mi>
                <mi/>
                <mstyle mathvariant="bold">
                  <mrow>
                    <mrow>
                      <mo stretchy="false">(</mo>
                      <mn>2</mn>
                      <mo stretchy="false">)</mo>
                    </mrow>
                  </mrow>
                </mstyle>
              </mrow>
            </mrow>
          </mstyle>
        </mtd>
      </mtr>
      <mtr>
        <mtd/>
      </mtr>
      <mtr>
        <mtd>
          <mstyle mathsize="35pt">
            <mrow>
              <mrow>
                <mstyle mathvariant="bold">
                  <mrow>
                    <mrow>
                      <mo stretchy="false">(</mo>
                      <mn>6</mn>
                      <mo stretchy="false">)</mo>
                    </mrow>
                  </mrow>
                </mstyle>
                <mi/>
                <mi>p</mi>
                <mrow>
                  <mrow>
                    <mo stretchy="false">(</mo>
                    <mi>z</mi>
                    <mo stretchy="false">)</mo>
                  </mrow>
                  <mo stretchy="false">=</mo>
                  <mi>b</mi>
                </mrow>
              </mrow>
            </mrow>
          </mstyle>
        </mtd>
      </mtr>
    </mtable>
    <annotation encoding="StarMath 5.0">size 35{bold (1)~~b_{n} = a_{n}}
newline
newline
size 35{bold (2)~~repetir mientras~ n &gt; 0 }
newline
newline
size 35{bold (3)~~n= n-1 }
newline
newline
size 35{bold (4)~~b = a_{0} + z*b }
newline
newline
size 35{bold (5)~~volver a ~bold(2) }
newline
newline
size 35{bold (6)~~p(z) = b }</annotation>
  </semantics>
</math>
</file>

<file path=Object 21/content.xml><?xml version="1.0" encoding="utf-8"?>
<math xmlns="http://www.w3.org/1998/Math/MathML">
  <semantics>
    <mstyle mathsize="45pt">
      <mrow>
        <mrow>
          <mrow>
            <msub>
              <mi>x</mi>
              <mi>c</mi>
            </msub>
            <mo stretchy="false">≃</mo>
            <mi>x</mi>
          </mrow>
          <mrow>
            <mo stretchy="false">(</mo>
            <mrow>
              <mn>1</mn>
              <mo stretchy="false">+</mo>
              <msub>
                <mo stretchy="false">ϵ</mo>
                <mi>x</mi>
              </msub>
            </mrow>
            <mo stretchy="false">)</mo>
          </mrow>
        </mrow>
      </mrow>
    </mstyle>
    <annotation encoding="StarMath 5.0">size 45{x_{c} simeq x(1+%epsilon_{x}) }</annotation>
  </semantics>
</math>
</file>

<file path=Object 22/content.xml><?xml version="1.0" encoding="utf-8"?>
<math xmlns="http://www.w3.org/1998/Math/MathML">
  <semantics>
    <mstyle mathsize="35pt">
      <mrow>
        <mrow>
          <mrow>
            <msub>
              <mi>x</mi>
              <mi>c</mi>
            </msub>
            <mi mathvariant="normal">≃</mi>
            <mi>x</mi>
          </mrow>
          <mrow>
            <mo stretchy="false">(</mo>
            <mrow>
              <mn>1</mn>
              <mo stretchy="false">+</mo>
              <msub>
                <mo stretchy="false">ε</mo>
                <mi>x</mi>
              </msub>
            </mrow>
            <mo stretchy="false">)</mo>
          </mrow>
        </mrow>
      </mrow>
    </mstyle>
    <annotation encoding="StarMath 5.0">size 35{x_{c} simeq x(1+%epsilon_{x}) }</annotation>
  </semantics>
</math>
</file>

<file path=Object 23/content.xml><?xml version="1.0" encoding="utf-8"?>
<math xmlns="http://www.w3.org/1998/Math/MathML">
  <semantics>
    <mtable>
      <mtr>
        <mtd>
          <mstyle mathsize="35pt">
            <mrow>
              <mrow>
                <mrow>
                  <mi>a</mi>
                  <mi mathvariant="normal">=</mi>
                  <mrow>
                    <mi>b</mi>
                    <mi mathvariant="normal">−</mi>
                    <mi>c</mi>
                  </mrow>
                </mrow>
                <mo stretchy="false">→</mo>
                <mrow>
                  <mrow>
                    <msub>
                      <mi>a</mi>
                      <mi>c</mi>
                    </msub>
                    <mi mathvariant="normal">≃</mi>
                    <mrow>
                      <msub>
                        <mi>b</mi>
                        <mi>c</mi>
                      </msub>
                      <mi mathvariant="normal">−</mi>
                      <msub>
                        <mi>c</mi>
                        <mi>c</mi>
                      </msub>
                    </mrow>
                  </mrow>
                  <mi mathvariant="normal">≃</mi>
                  <mi>b</mi>
                </mrow>
                <mrow>
                  <mrow>
                    <mo stretchy="false">(</mo>
                    <mrow>
                      <mn>1</mn>
                      <mo stretchy="false">+</mo>
                      <msub>
                        <mo stretchy="false">ε</mo>
                        <mi>b</mi>
                      </msub>
                    </mrow>
                    <mo stretchy="false">)</mo>
                  </mrow>
                  <mi mathvariant="normal">−</mi>
                  <mi>c</mi>
                </mrow>
                <mrow>
                  <mo stretchy="false">(</mo>
                  <mrow>
                    <mn>1</mn>
                    <mo stretchy="false">+</mo>
                    <msub>
                      <mo stretchy="false">ε</mo>
                      <mi>c</mi>
                    </msub>
                  </mrow>
                  <mo stretchy="false">)</mo>
                </mrow>
              </mrow>
            </mrow>
          </mstyle>
        </mtd>
      </mtr>
      <mtr>
        <mtd/>
      </mtr>
      <mtr>
        <mtd>
          <mstyle mathsize="35pt">
            <mrow>
              <mrow>
                <mo stretchy="false">→</mo>
                <mrow>
                  <mfrac>
                    <msub>
                      <mi>a</mi>
                      <mi>c</mi>
                    </msub>
                    <mi>a</mi>
                  </mfrac>
                  <mi mathvariant="normal">≃</mi>
                  <mrow>
                    <mn>1</mn>
                    <mo stretchy="false">+</mo>
                    <msub>
                      <mo stretchy="false">ε</mo>
                      <mi>b</mi>
                    </msub>
                  </mrow>
                </mrow>
                <mrow>
                  <mfrac>
                    <mi>b</mi>
                    <mi>a</mi>
                  </mfrac>
                  <mi mathvariant="normal">−</mi>
                  <mfrac>
                    <mi>c</mi>
                    <mi>a</mi>
                  </mfrac>
                </mrow>
                <msub>
                  <mo stretchy="false">ε</mo>
                  <mi>c</mi>
                </msub>
              </mrow>
            </mrow>
          </mstyle>
        </mtd>
      </mtr>
    </mtable>
    <annotation encoding="StarMath 5.0">size 35{a= b-c rightarrow a_{c} simeq b_{c} -c_{c} simeq b(1+%epsilon_{b})-c(1+%epsilon_{c}) }
newline
newline
size 35{ rightarrow a_{c} over a simeq 1 + %epsilon_{b} b over a - c over a %epsilon_{c}}</annotation>
  </semantics>
</math>
</file>

<file path=Object 24/content.xml><?xml version="1.0" encoding="utf-8"?>
<math xmlns="http://www.w3.org/1998/Math/MathML">
  <semantics>
    <mstyle mathsize="35pt">
      <mrow>
        <mrow>
          <mrow>
            <mrow>
              <mfrac>
                <msub>
                  <mi>a</mi>
                  <mi>c</mi>
                </msub>
                <mi>a</mi>
              </mfrac>
              <mi mathvariant="normal">=</mi>
              <mrow>
                <mn>1</mn>
                <mo stretchy="false">+</mo>
                <msub>
                  <mo stretchy="false">ε</mo>
                  <mi>a</mi>
                </msub>
              </mrow>
            </mrow>
            <mi mathvariant="normal">≃</mi>
            <mrow>
              <mn>1</mn>
              <mo stretchy="false">+</mo>
              <mfrac>
                <mi>b</mi>
                <mi>a</mi>
              </mfrac>
            </mrow>
          </mrow>
          <mrow>
            <mrow>
              <mo stretchy="false">(</mo>
              <mrow>
                <msub>
                  <mo stretchy="false">ε</mo>
                  <mi>b</mi>
                </msub>
                <mi mathvariant="normal">−</mi>
                <msub>
                  <mo stretchy="false">ε</mo>
                  <mi>c</mi>
                </msub>
              </mrow>
              <mo stretchy="false">)</mo>
            </mrow>
            <mi mathvariant="normal">≃</mi>
            <mrow>
              <mn>1</mn>
              <mo stretchy="false">+</mo>
              <mfrac>
                <mi>b</mi>
                <mi>a</mi>
              </mfrac>
            </mrow>
          </mrow>
          <mi mathvariant="italic">max</mi>
          <mrow>
            <mo stretchy="false">(</mo>
            <mrow>
              <mrow>
                <mi stretchy="false" mathvariant="normal">∣</mi>
                <msub>
                  <mo stretchy="false">ε</mo>
                  <mi>b</mi>
                </msub>
                <mi stretchy="false" mathvariant="normal">∣</mi>
              </mrow>
              <mi>,</mi>
              <mrow>
                <mi stretchy="false" mathvariant="normal">∣</mi>
                <msub>
                  <mo stretchy="false">ε</mo>
                  <mi>c</mi>
                </msub>
                <mi stretchy="false" mathvariant="normal">∣</mi>
              </mrow>
            </mrow>
            <mo stretchy="false">)</mo>
          </mrow>
        </mrow>
      </mrow>
    </mstyle>
    <annotation encoding="StarMath 5.0">size 35{a_{c} over a = 1 + %epsilon_{a} simeq 1 + b over a (%epsilon_{b}-%epsilon_{c}) simeq 1 + b over a max(lline %epsilon_{b} rline, lline %epsilon_{c}rline ) }</annotation>
  </semantics>
</math>
</file>

<file path=Object 25/content.xml><?xml version="1.0" encoding="utf-8"?>
<math xmlns="http://www.w3.org/1998/Math/MathML">
  <semantics>
    <mtable>
      <mtr>
        <mtd>
          <mstyle mathsize="30pt">
            <mrow>
              <mrow>
                <mrow>
                  <mi>a</mi>
                  <mi mathvariant="normal">=</mi>
                  <mfrac>
                    <mi>b</mi>
                    <mi>c</mi>
                  </mfrac>
                </mrow>
                <mo stretchy="false">→</mo>
                <mrow>
                  <mrow>
                    <msub>
                      <mi>a</mi>
                      <mi>c</mi>
                    </msub>
                    <mi mathvariant="normal">=</mi>
                    <mfrac>
                      <msub>
                        <mi>b</mi>
                        <mi>c</mi>
                      </msub>
                      <msub>
                        <mi>c</mi>
                        <mi>c</mi>
                      </msub>
                    </mfrac>
                  </mrow>
                  <mi mathvariant="normal">=</mi>
                  <mfrac>
                    <mrow>
                      <mi>b</mi>
                      <mrow>
                        <mo stretchy="false">(</mo>
                        <mrow>
                          <mn>1</mn>
                          <mo stretchy="false">+</mo>
                          <msub>
                            <mo stretchy="false">ε</mo>
                            <mi>b</mi>
                          </msub>
                        </mrow>
                        <mo stretchy="false">)</mo>
                      </mrow>
                    </mrow>
                    <mrow>
                      <mi>c</mi>
                      <mrow>
                        <mo stretchy="false">(</mo>
                        <mrow>
                          <mn>1</mn>
                          <mo stretchy="false">+</mo>
                          <msub>
                            <mo stretchy="false">ε</mo>
                            <mi>c</mi>
                          </msub>
                        </mrow>
                        <mo stretchy="false">)</mo>
                      </mrow>
                    </mrow>
                  </mfrac>
                </mrow>
                <mi>,</mi>
              </mrow>
            </mrow>
          </mstyle>
        </mtd>
      </mtr>
      <mtr>
        <mtd/>
      </mtr>
      <mtr>
        <mtd>
          <mstyle mathsize="30pt">
            <mrow>
              <mrow>
                <mi/>
                <mo stretchy="false">→</mo>
                <mrow>
                  <mrow>
                    <mfrac>
                      <msub>
                        <mi>a</mi>
                        <mi>c</mi>
                      </msub>
                      <mi>a</mi>
                    </mfrac>
                    <mi mathvariant="normal">=</mi>
                    <mfrac>
                      <mrow>
                        <mn>1</mn>
                        <mo stretchy="false">+</mo>
                        <msub>
                          <mo stretchy="false">ε</mo>
                          <mi>b</mi>
                        </msub>
                      </mrow>
                      <mrow>
                        <mn>1</mn>
                        <mo stretchy="false">+</mo>
                        <msub>
                          <mo stretchy="false">ε</mo>
                          <mi>c</mi>
                        </msub>
                      </mrow>
                    </mfrac>
                  </mrow>
                  <mi mathvariant="normal">≃</mi>
                  <mrow>
                    <mo stretchy="false">(</mo>
                    <mrow>
                      <mn>1</mn>
                      <mo stretchy="false">+</mo>
                      <msub>
                        <mo stretchy="false">ε</mo>
                        <mi>b</mi>
                      </msub>
                    </mrow>
                    <mo stretchy="false">)</mo>
                  </mrow>
                </mrow>
                <mrow>
                  <mrow>
                    <mo stretchy="false">(</mo>
                    <mrow>
                      <mn>1</mn>
                      <mi mathvariant="normal">−</mi>
                      <msub>
                        <mo stretchy="false">ε</mo>
                        <mi>c</mi>
                      </msub>
                    </mrow>
                    <mo stretchy="false">)</mo>
                  </mrow>
                  <mi mathvariant="normal">≃</mi>
                  <mrow>
                    <mrow>
                      <mn>1</mn>
                      <mo stretchy="false">+</mo>
                      <msub>
                        <mo stretchy="false">ε</mo>
                        <mi>b</mi>
                      </msub>
                    </mrow>
                    <mi mathvariant="normal">−</mi>
                    <msub>
                      <mo stretchy="false">ε</mo>
                      <mi>c</mi>
                    </msub>
                  </mrow>
                </mrow>
                <mi>,</mi>
              </mrow>
            </mrow>
          </mstyle>
        </mtd>
      </mtr>
      <mtr>
        <mtd/>
      </mtr>
      <mtr>
        <mtd>
          <mstyle mathsize="30pt">
            <mrow>
              <mrow>
                <mi/>
                <mo stretchy="false">→</mo>
                <mrow>
                  <mfrac>
                    <msub>
                      <mi>a</mi>
                      <mi>c</mi>
                    </msub>
                    <mi>a</mi>
                  </mfrac>
                  <mi mathvariant="normal">≃</mi>
                  <mrow>
                    <mrow>
                      <mn>1</mn>
                      <mo stretchy="false">+</mo>
                      <mrow>
                        <mi stretchy="false" mathvariant="normal">∣</mi>
                        <msub>
                          <mo stretchy="false">ε</mo>
                          <mi>b</mi>
                        </msub>
                        <mi stretchy="false" mathvariant="normal">∣</mi>
                      </mrow>
                    </mrow>
                    <mo stretchy="false">+</mo>
                    <mrow>
                      <mi stretchy="false" mathvariant="normal">∣</mi>
                      <msub>
                        <mo stretchy="false">ε</mo>
                        <mi>c</mi>
                      </msub>
                      <mi stretchy="false" mathvariant="normal">∣</mi>
                    </mrow>
                  </mrow>
                </mrow>
              </mrow>
            </mrow>
          </mstyle>
        </mtd>
      </mtr>
    </mtable>
    <annotation encoding="StarMath 5.0">size 30{a = b over c rightarrow a_{c} = b_{c} over c_{c} = {b(1+%epsilon_{b})} over {c(1+%epsilon_{c})},}
newline
newline
size 30{~~~~~rightarrow a_{c} over a = {1+%epsilon_{b}} over {1+%epsilon_{c}} simeq (1+%epsilon_{b})(1-%epsilon_{c}) simeq 1 + %epsilon_{b}-%epsilon_{c},}
newline
newline
size 30{~~~~~rightarrow a_{c} over a simeq 1 + lline %epsilon_{b} rline + lline %epsilon_{c} rline }</annotation>
  </semantics>
</math>
</file>

<file path=Object 26/content.xml><?xml version="1.0" encoding="utf-8"?>
<math xmlns="http://www.w3.org/1998/Math/MathML">
  <semantics>
    <mstyle mathsize="35pt">
      <mrow>
        <mrow>
          <mrow>
            <mrow>
              <mo stretchy="false">ε</mo>
              <mi mathvariant="normal">=</mi>
              <mfrac>
                <mrow>
                  <mi>f</mi>
                  <mrow>
                    <mrow>
                      <mo stretchy="false">(</mo>
                      <mi>x</mi>
                      <mo stretchy="false">)</mo>
                    </mrow>
                    <mi mathvariant="normal">−</mi>
                    <mi>f</mi>
                  </mrow>
                  <mrow>
                    <mo stretchy="false">(</mo>
                    <msub>
                      <mi>x</mi>
                      <mi>c</mi>
                    </msub>
                    <mo stretchy="false">)</mo>
                  </mrow>
                </mrow>
                <mrow>
                  <mi>f</mi>
                  <mrow>
                    <mo stretchy="false">(</mo>
                    <mi>x</mi>
                    <mo stretchy="false">)</mo>
                  </mrow>
                </mrow>
              </mfrac>
            </mrow>
            <mi mathvariant="normal">≃</mi>
            <mfrac>
              <mfrac>
                <mrow>
                  <mi mathvariant="italic">df</mi>
                  <mrow>
                    <mo stretchy="false">(</mo>
                    <mi>x</mi>
                    <mo stretchy="false">)</mo>
                  </mrow>
                </mrow>
                <mi mathvariant="italic">dx</mi>
              </mfrac>
              <mrow>
                <mi>f</mi>
                <mrow>
                  <mo stretchy="false">(</mo>
                  <mi>x</mi>
                  <mo stretchy="false">)</mo>
                </mrow>
              </mrow>
            </mfrac>
          </mrow>
          <mrow>
            <mo stretchy="false">(</mo>
            <mrow>
              <mi>x</mi>
              <mi mathvariant="normal">−</mi>
              <msub>
                <mi>x</mi>
                <mi>c</mi>
              </msub>
            </mrow>
            <mo stretchy="false">)</mo>
          </mrow>
        </mrow>
      </mrow>
    </mstyle>
    <annotation encoding="StarMath 5.0">size 35{%epsilon = {f(x)-f(x_{c})}over {f(x)} simeq {{df(x)} over {dx}} over {f(x)}(x-x_{c}) }</annotation>
  </semantics>
</math>
</file>

<file path=Object 27/content.xml><?xml version="1.0" encoding="utf-8"?>
<math xmlns="http://www.w3.org/1998/Math/MathML">
  <semantics>
    <mtable>
      <mtr>
        <mtd>
          <mstyle mathsize="35pt">
            <mrow>
              <mrow>
                <mi>f</mi>
                <mrow>
                  <mrow>
                    <mo stretchy="false">(</mo>
                    <mi>x</mi>
                    <mo stretchy="false">)</mo>
                  </mrow>
                  <mi mathvariant="normal">=</mi>
                  <msqrt>
                    <mrow>
                      <mo stretchy="false">(</mo>
                      <mrow>
                        <mn>1</mn>
                        <mo stretchy="false">+</mo>
                        <mi>x</mi>
                      </mrow>
                      <mo stretchy="false">)</mo>
                    </mrow>
                  </msqrt>
                </mrow>
                <mi>,</mi>
                <mi/>
                <mrow>
                  <mfrac>
                    <mi mathvariant="italic">df</mi>
                    <mi mathvariant="italic">dx</mi>
                  </mfrac>
                  <mi mathvariant="normal">=</mi>
                  <mfrac>
                    <mn>1</mn>
                    <mn>2</mn>
                  </mfrac>
                </mrow>
                <mfrac>
                  <mn>1</mn>
                  <msqrt>
                    <mrow>
                      <mo stretchy="false">(</mo>
                      <mrow>
                        <mn>1</mn>
                        <mo stretchy="false">+</mo>
                        <mi>x</mi>
                      </mrow>
                      <mo stretchy="false">)</mo>
                    </mrow>
                  </msqrt>
                </mfrac>
              </mrow>
            </mrow>
          </mstyle>
        </mtd>
      </mtr>
      <mtr>
        <mtd/>
      </mtr>
      <mtr>
        <mtd>
          <mstyle mathsize="35pt">
            <mrow>
              <mrow>
                <mo stretchy="false">→</mo>
                <mrow>
                  <mo stretchy="false">ε</mo>
                  <mi mathvariant="normal">≃</mi>
                  <mfrac>
                    <mn>1</mn>
                    <mn>2</mn>
                  </mfrac>
                </mrow>
                <mfrac>
                  <mn>1</mn>
                  <msqrt>
                    <mrow>
                      <mo stretchy="false">(</mo>
                      <mrow>
                        <mn>1</mn>
                        <mo stretchy="false">+</mo>
                        <mi>x</mi>
                      </mrow>
                      <mo stretchy="false">)</mo>
                    </mrow>
                  </msqrt>
                </mfrac>
                <mrow>
                  <mo stretchy="false">(</mo>
                  <mrow>
                    <mi>x</mi>
                    <mi mathvariant="normal">−</mi>
                    <msub>
                      <mi>x</mi>
                      <mi>c</mi>
                    </msub>
                  </mrow>
                  <mo stretchy="false">)</mo>
                </mrow>
              </mrow>
            </mrow>
          </mstyle>
        </mtd>
      </mtr>
    </mtable>
    <annotation encoding="StarMath 5.0">size 35{f(x) = sqrt(1+x),~~~~{df} over{dx}= 1 over 2 1 over {sqrt(1+x)}}
newline
newline
size 35{rightarrow %epsilon simeq 1 over 2 1 over {sqrt(1+x)}(x-x_{c}) }</annotation>
  </semantics>
</math>
</file>

<file path=Object 28/content.xml><?xml version="1.0" encoding="utf-8"?>
<math xmlns="http://www.w3.org/1998/Math/MathML">
  <semantics>
    <mstyle mathsize="30pt">
      <mrow>
        <mrow>
          <mn>1.5</mn>
          <mi mathvariant="normal">×</mi>
          <msup>
            <mn>10</mn>
            <mrow>
              <mi mathvariant="normal">−</mi>
              <mn>4</mn>
            </mrow>
          </msup>
        </mrow>
      </mrow>
    </mstyle>
    <annotation encoding="StarMath 5.0">size 30{1.5 times 10^{-4}}</annotation>
  </semantics>
</math>
</file>

<file path=Object 29/content.xml><?xml version="1.0" encoding="utf-8"?>
<math xmlns="http://www.w3.org/1998/Math/MathML">
  <semantics>
    <mstyle mathsize="35pt">
      <mrow>
        <mrow>
          <mrow>
            <mi>R</mi>
            <mi mathvariant="normal">≃</mi>
            <msqrt>
              <mrow>
                <mo stretchy="false">(</mo>
                <mi>N</mi>
                <mo stretchy="false">)</mo>
              </mrow>
            </msqrt>
          </mrow>
          <mi>r</mi>
        </mrow>
      </mrow>
    </mstyle>
    <annotation encoding="StarMath 5.0">size 35{R simeq sqrt(N)r}</annotation>
  </semantics>
</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i/>
            <math:mo math:stretchy="false">≈</math:mo>
            <math:mfrac>
              <math:mrow>
                <math:mi>f</math:mi>
                <math:mi>'</math:mi>
                <math:mrow>
                  <math:mo math:stretchy="false">(</math:mo>
                  <math:msub>
                    <math:mi>x</math:mi>
                    <math:mi>T</math:mi>
                  </math:msub>
                  <math:mo math:stretchy="false">)</math:mo>
                </math:mrow>
              </math:mrow>
              <math:mrow>
                <math:mi>f</math:mi>
                <math:mrow>
                  <math:mo math:stretchy="false">(</math:mo>
                  <math:msub>
                    <math:mi>x</math:mi>
                    <math:mi>T</math:mi>
                  </math:msub>
                  <math:mo math:stretchy="false">)</math:mo>
                </math:mrow>
              </math:mrow>
            </math:mfrac>
          </math:mrow>
          <math:mrow>
            <math:mo math:stretchy="false">(</math:mo>
            <math:mrow>
              <math:msub>
                <math:mi>x</math:mi>
                <math:mi>T</math:mi>
              </math:msub>
              <math:mo math:stretchy="false">−</math:mo>
              <math:msub>
                <math:mi>x</math:mi>
                <math:mi>A</math:mi>
              </math:msub>
            </math:mrow>
            <math:mo math:stretchy="false">)</math:mo>
          </math:mrow>
        </math:mrow>
      </math:mrow>
    </math:mstyle>
    <math:annotation math:encoding="StarMath 5.0">size 35{ ` approx {f'(x_{T})} over {f(x_{T})} (x_{T} - x_{A})}</math:annotation>
  </math:semantics>
</math:math>
</file>

<file path=Object 30/content.xml><?xml version="1.0" encoding="utf-8"?>
<math xmlns="http://www.w3.org/1998/Math/MathML">
  <semantics>
    <mstyle mathsize="35pt">
      <mrow>
        <mrow>
          <mrow>
            <msub>
              <mo stretchy="false">ε</mo>
              <mi mathvariant="italic">ro</mi>
            </msub>
            <mi mathvariant="normal">≃</mi>
            <msqrt>
              <mrow>
                <mo stretchy="false">(</mo>
                <mi>N</mi>
                <mo stretchy="false">)</mo>
              </mrow>
            </msqrt>
          </mrow>
          <msub>
            <mo stretchy="false">ε</mo>
            <mi>m</mi>
          </msub>
        </mrow>
      </mrow>
    </mstyle>
    <annotation encoding="StarMath 5.0">size 35{%epsilon_{ro} simeq sqrt(N)%epsilon_{m}}</annotation>
  </semantics>
</math>
</file>

<file path=Object 31/content.xml><?xml version="1.0" encoding="utf-8"?>
<math xmlns="http://www.w3.org/1998/Math/MathML">
  <semantics>
    <mstyle mathsize="35pt">
      <mrow>
        <mrow>
          <mi>P</mi>
          <mrow>
            <mrow>
              <mo stretchy="false">(</mo>
              <mi>x</mi>
              <mo stretchy="false">)</mo>
            </mrow>
            <mi mathvariant="normal">=</mi>
            <mrow>
              <mrow>
                <mrow>
                  <mrow>
                    <mrow>
                      <mrow>
                        <mn>2</mn>
                        <mo stretchy="false">+</mo>
                        <mn>4x</mn>
                      </mrow>
                      <mi mathvariant="normal">−</mi>
                      <msup>
                        <mn>5x</mn>
                        <mn>2</mn>
                      </msup>
                    </mrow>
                    <mo stretchy="false">+</mo>
                    <msup>
                      <mn>2x</mn>
                      <mn>3</mn>
                    </msup>
                  </mrow>
                  <mi mathvariant="normal">−</mi>
                  <msup>
                    <mn>6x</mn>
                    <mn>4</mn>
                  </msup>
                </mrow>
                <mo stretchy="false">+</mo>
                <msup>
                  <mn>8x</mn>
                  <mn>5</mn>
                </msup>
              </mrow>
              <mo stretchy="false">+</mo>
              <msup>
                <mn>10x</mn>
                <mn>6</mn>
              </msup>
            </mrow>
          </mrow>
        </mrow>
      </mrow>
    </mstyle>
    <annotation encoding="StarMath 5.0">size 35{P(x) = 2 + 4x - 5x^{2} + 2x^{3} - 6x^{4}+ 8x^{5} +10x^{6}}</annotation>
  </semantics>
</math>
</file>

<file path=Object 4/content.xml><?xml version="1.0" encoding="utf-8"?>
<math xmlns="http://www.w3.org/1998/Math/MathML">
  <semantics>
    <mstyle mathsize="35pt">
      <mrow>
        <mrow>
          <mi mathvariant="italic">luego</mi>
          <mi/>
          <mrow>
            <mi>C</mi>
            <mo stretchy="false">≈</mo>
            <mfenced open="∣" close="∣">
              <mrow>
                <msub>
                  <mi>x</mi>
                  <mi>T</mi>
                </msub>
                <mfrac>
                  <mrow>
                    <mi>f</mi>
                    <mi>'</mi>
                    <mrow>
                      <mo stretchy="false">(</mo>
                      <msub>
                        <mi>x</mi>
                        <mi>T</mi>
                      </msub>
                      <mo stretchy="false">)</mo>
                    </mrow>
                  </mrow>
                  <mrow>
                    <mi>f</mi>
                    <mrow>
                      <mo stretchy="false">(</mo>
                      <msub>
                        <mi>x</mi>
                        <mi>T</mi>
                      </msub>
                      <mo stretchy="false">)</mo>
                    </mrow>
                  </mrow>
                </mfrac>
              </mrow>
            </mfenced>
          </mrow>
        </mrow>
      </mrow>
    </mstyle>
    <annotation encoding="StarMath 5.0">size 35{ luego~~~ C approx left lline x_{T}  {f'(x_{T})} over {f(x_{T})} right rline}</annotation>
  </semantics>
</math>
</file>

<file path=Object 5/content.xml><?xml version="1.0" encoding="utf-8"?>
<math xmlns="http://www.w3.org/1998/Math/MathML">
  <semantics>
    <mstyle mathsize="35pt">
      <mrow>
        <mrow>
          <mi>C</mi>
          <mrow>
            <mrow>
              <mo stretchy="false">(</mo>
              <mi>x</mi>
              <mo stretchy="false">)</mo>
            </mrow>
            <mo stretchy="false">=</mo>
            <mfenced open="∣" close="∣">
              <mrow>
                <mi>x</mi>
                <mfrac>
                  <mrow>
                    <mi>f</mi>
                    <mi>'</mi>
                    <mrow>
                      <mo stretchy="false">(</mo>
                      <mi>x</mi>
                      <mo stretchy="false">)</mo>
                    </mrow>
                  </mrow>
                  <mrow>
                    <mi>f</mi>
                    <mrow>
                      <mo stretchy="false">(</mo>
                      <mi>x</mi>
                      <mo stretchy="false">)</mo>
                    </mrow>
                  </mrow>
                </mfrac>
              </mrow>
            </mfenced>
          </mrow>
        </mrow>
      </mrow>
    </mstyle>
    <annotation encoding="StarMath 5.0">size 35{ C(x) = left lline x  {f'(x)} over {f(x)} right rline}</annotation>
  </semantics>
</math>
</file>

<file path=Object 6/content.xml><?xml version="1.0" encoding="utf-8"?>
<math xmlns="http://www.w3.org/1998/Math/MathML">
  <semantics>
    <mstyle mathsize="40pt">
      <mrow>
        <mrow>
          <mi mathvariant="italic">a.</mi>
          <mi/>
          <mi>f</mi>
          <mrow>
            <mrow>
              <mo stretchy="false">(</mo>
              <mi>x</mi>
              <mo stretchy="false">)</mo>
            </mrow>
            <mo stretchy="false">=</mo>
            <msqrt>
              <mi>x</mi>
            </msqrt>
          </mrow>
          <mi/>
          <mi>C</mi>
          <mrow>
            <mrow>
              <mo stretchy="false">(</mo>
              <mi>x</mi>
              <mo stretchy="false">)</mo>
            </mrow>
            <mo stretchy="false">=</mo>
            <mi>?</mi>
          </mrow>
        </mrow>
      </mrow>
    </mstyle>
    <annotation encoding="StarMath 5.0">size 40{a.~ f(x) = sqrt{x} ~~~~~C(x) = ?}</annotation>
  </semantics>
</math>
</file>

<file path=Object 7/content.xml><?xml version="1.0" encoding="utf-8"?>
<math xmlns="http://www.w3.org/1998/Math/MathML">
  <semantics>
    <mstyle mathsize="40pt">
      <mrow>
        <mrow>
          <mi mathvariant="italic">b.</mi>
          <mi/>
          <mi>g</mi>
          <mrow>
            <mrow>
              <mo stretchy="false">(</mo>
              <mi>x</mi>
              <mo stretchy="false">)</mo>
            </mrow>
            <mo stretchy="false">=</mo>
            <mrow>
              <msup>
                <mi>x</mi>
                <mn>2</mn>
              </msup>
              <mo stretchy="false">−</mo>
              <mn>1</mn>
            </mrow>
          </mrow>
          <mi/>
          <mi>C</mi>
          <mrow>
            <mrow>
              <mo stretchy="false">(</mo>
              <mi>x</mi>
              <mo stretchy="false">)</mo>
            </mrow>
            <mo stretchy="false">=</mo>
            <mi>?</mi>
          </mrow>
        </mrow>
      </mrow>
    </mstyle>
    <annotation encoding="StarMath 5.0">size 40{b.~ g(x) = x^{2}-1 ~~~C(x) = ?}</annotation>
  </semantics>
</math>
</file>

<file path=Object 8/content.xml><?xml version="1.0" encoding="utf-8"?>
<math xmlns="http://www.w3.org/1998/Math/MathML">
  <semantics>
    <mstyle mathsize="35pt">
      <mrow>
        <mrow>
          <mi>f</mi>
          <mrow>
            <mrow>
              <mo stretchy="false">(</mo>
              <mi>x</mi>
              <mo stretchy="false">)</mo>
            </mrow>
            <mi mathvariant="normal">=</mi>
            <mrow>
              <msqrt>
                <mrow>
                  <mi>x</mi>
                  <mo stretchy="false">+</mo>
                  <mn>1</mn>
                </mrow>
              </msqrt>
              <mi mathvariant="normal">−</mi>
              <msqrt>
                <mi>x</mi>
              </msqrt>
            </mrow>
          </mrow>
        </mrow>
      </mrow>
    </mstyle>
    <annotation encoding="StarMath 5.0">size 35{f(x) = sqrt{x+1} - sqrt{x}}</annotation>
  </semantics>
</math>
</file>

<file path=Object 9/content.xml><?xml version="1.0" encoding="utf-8"?>
<math xmlns="http://www.w3.org/1998/Math/MathML">
  <semantics>
    <mstyle mathsize="45pt">
      <mrow>
        <mrow>
          <mi>C</mi>
          <mrow>
            <mrow>
              <mrow>
                <mo stretchy="false">(</mo>
                <mi>x</mi>
                <mo stretchy="false">)</mo>
              </mrow>
              <mo stretchy="false">=</mo>
              <mfenced open="∣" close="∣">
                <mrow>
                  <mi>x</mi>
                  <mfrac>
                    <mrow>
                      <mi>f</mi>
                      <mi>'</mi>
                      <mrow>
                        <mo stretchy="false">(</mo>
                        <mi>x</mi>
                        <mo stretchy="false">)</mo>
                      </mrow>
                    </mrow>
                    <mrow>
                      <mi>f</mi>
                      <mrow>
                        <mo stretchy="false">(</mo>
                        <mi>x</mi>
                        <mo stretchy="false">)</mo>
                      </mrow>
                    </mrow>
                  </mfrac>
                </mrow>
              </mfenced>
            </mrow>
            <mo stretchy="false">=</mo>
            <mfrac>
              <mi>x</mi>
              <mrow>
                <mn>2</mn>
                <msqrt>
                  <mi>x</mi>
                </msqrt>
                <msqrt>
                  <mrow>
                    <mi>x</mi>
                    <mo stretchy="false">+</mo>
                    <mn>1</mn>
                  </mrow>
                </msqrt>
              </mrow>
            </mfrac>
          </mrow>
        </mrow>
      </mrow>
    </mstyle>
    <annotation encoding="StarMath 5.0">size 45{ C(x) = left lline x  {f'(x)} over {f(x)} right rline = x over {2 sqrt{x} sqrt{x+1}}}</annotation>
  </semantics>
</math>
</file>